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en" fo:country="US" officeooo:paragraph-rsid="0017b72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17b72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en" fo:country="US" officeooo:paragraph-rsid="0017b72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paragraph-rsid="0017b72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paragraph-rsid="0017b720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italic" fo:font-weight="bold" officeooo:paragraph-rsid="0017b720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language="en" fo:country="US" fo:font-style="normal" fo:font-weight="normal" officeooo:paragraph-rsid="001e0cdf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17b720"/>
    </style:style>
    <style:style style:name="T2" style:family="text">
      <style:text-properties officeooo:rsid="0019ad52"/>
    </style:style>
    <style:style style:name="T3" style:family="text">
      <style:text-properties officeooo:rsid="001afb34"/>
    </style:style>
    <style:style style:name="T4" style:family="text">
      <style:text-properties officeooo:rsid="001e0cdf"/>
    </style:style>
    <style:style style:name="T5" style:family="text">
      <style:text-properties officeooo:rsid="001eb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inistry of Education and Science of Ukraine</text:span></text:p>
      <text:p text:style-name="P4"><text:span text:style-name="T1">Franko Lviv National University</text:span></text:p>
      <text:p text:style-name="P2"><text:span text:style-name="T1">Electronics Faculty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>Home Reading</text:span></text:p>
      <text:p text:style-name="P6"><text:span text:style-name="T1">Django framework </text:span></text:p>
      <text:p text:style-name="P7"><text:span text:style-name="T5">Vocabulary</text:span><text:span text:style-name="T4"> </text:span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Prepared by</text:span></text:p>
      <text:p text:style-name="P3"><text:span text:style-name="T1">Student of FEI – 41</text:span></text:p>
      <text:p text:style-name="P3"><text:span text:style-name="T1">Vira Lytvyn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Lecturer </text:span></text:p>
      <text:p text:style-name="P3"><text:span text:style-name="T1">Shums'ka O.A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Lviv -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67cm" fo:margin-bottom="1.311cm" fo:margin-left="2.672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23:06:24.97</meta:creation-date>
    <dc:date>2013-12-01T23:15:41.49</dc:date>
    <meta:editing-duration>PT3M18S</meta:editing-duration>
    <meta:editing-cycles>6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2" meta:word-count="32" meta:character-count="208" meta:non-whitespace-character-count="184"/>
  </office:meta>
</office:document-meta>
</file>